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w times" svg:font-family="'New times'"/>
    <style:font-face style:name="New times roman" svg:font-family="'New times roma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roman" svg:font-family="'Times newroman'" style:font-family-generic="roman"/>
  </office:font-face-decls>
  <office:automatic-styles>
    <style:style style:name="P1" style:family="paragraph" style:parent-style-name="Standard">
      <style:text-properties officeooo:rsid="001311c8" officeooo:paragraph-rsid="001311c8"/>
    </style:style>
    <style:style style:name="P2" style:family="paragraph" style:parent-style-name="Standard">
      <style:text-properties officeooo:rsid="001311c8" officeooo:paragraph-rsid="00219c31"/>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er">
      <style:text-properties fo:font-size="8pt" officeooo:rsid="002ccde3" officeooo:paragraph-rsid="002ccde3" style:font-size-asian="8pt" style:font-size-complex="8pt"/>
    </style:style>
    <style:style style:name="P5" style:family="paragraph" style:parent-style-name="Heading_20_1">
      <style:paragraph-properties fo:break-before="page"/>
      <style:text-properties fo:color="#2a6099" loext:opacity="100%" fo:font-size="14pt" fo:font-weight="normal" style:font-size-asian="14pt" style:font-weight-asian="normal" style:font-size-complex="14pt" style:font-weight-complex="normal"/>
    </style:style>
    <style:style style:name="P6" style:family="paragraph" style:parent-style-name="Heading_20_1">
      <style:text-properties fo:color="#2a6099" loext:opacity="100%" fo:font-size="14pt" fo:font-weight="normal" style:font-size-asian="14pt" style:font-weight-asian="normal" style:font-size-complex="14pt" style:font-weight-complex="normal"/>
    </style:style>
    <style:style style:name="P7" style:family="paragraph" style:parent-style-name="Standard">
      <style:text-properties style:font-name="Times newroman" fo:font-size="12pt" officeooo:rsid="000654fa" officeooo:paragraph-rsid="00099ecf" style:font-size-asian="12pt" style:font-size-complex="12pt"/>
    </style:style>
    <style:style style:name="P8" style:family="paragraph" style:parent-style-name="Standard">
      <style:text-properties style:font-name="Times newroman" fo:font-size="12pt" officeooo:rsid="000654fa" officeooo:paragraph-rsid="000ab5df" style:font-size-asian="12pt" style:font-size-complex="12pt"/>
    </style:style>
    <style:style style:name="P9" style:family="paragraph" style:parent-style-name="Standard">
      <style:text-properties style:font-name="Times newroman" fo:font-size="12pt" officeooo:rsid="000654fa" officeooo:paragraph-rsid="000e195d" style:font-size-asian="12pt" style:font-size-complex="12pt"/>
    </style:style>
    <style:style style:name="P10" style:family="paragraph" style:parent-style-name="Standard">
      <style:text-properties style:font-name="Times newroman" fo:font-size="12pt" officeooo:rsid="000654fa" officeooo:paragraph-rsid="000654fa" style:font-size-asian="12pt" style:font-size-complex="12pt"/>
    </style:style>
    <style:style style:name="P11" style:family="paragraph" style:parent-style-name="Standard">
      <style:text-properties style:font-name="Times newroman" fo:font-size="12pt" officeooo:rsid="000654fa" officeooo:paragraph-rsid="002ccde3" style:font-size-asian="12pt" style:font-size-complex="12pt"/>
    </style:style>
    <style:style style:name="P12" style:family="paragraph" style:parent-style-name="Standard">
      <style:text-properties style:font-name="Times newroman" fo:font-size="12pt" officeooo:rsid="000713e2" officeooo:paragraph-rsid="000713e2" style:font-size-asian="12pt" style:font-size-complex="12pt"/>
    </style:style>
    <style:style style:name="P13" style:family="paragraph" style:parent-style-name="Standard">
      <style:text-properties style:font-name="Times newroman" fo:font-size="12pt" officeooo:rsid="00164d8f" officeooo:paragraph-rsid="00164d8f" style:font-size-asian="12pt" style:font-size-complex="12pt"/>
    </style:style>
    <style:style style:name="P14" style:family="paragraph" style:parent-style-name="Standard">
      <style:text-properties style:font-name="Times newroman" fo:font-size="12pt" officeooo:rsid="000eaff8" officeooo:paragraph-rsid="000eaff8" style:font-size-asian="12pt" style:font-size-complex="12pt"/>
    </style:style>
    <style:style style:name="P15" style:family="paragraph" style:parent-style-name="Standard">
      <style:text-properties style:font-name="Times newroman" fo:font-size="12pt" officeooo:rsid="00127f39" officeooo:paragraph-rsid="00127f39" style:font-size-asian="12pt" style:font-size-complex="12pt"/>
    </style:style>
    <style:style style:name="P16" style:family="paragraph" style:parent-style-name="Standard">
      <style:text-properties style:font-name="Times newroman" fo:font-size="12pt" officeooo:rsid="00127f39" officeooo:paragraph-rsid="001311c8" style:font-size-asian="12pt" style:font-size-complex="12pt"/>
    </style:style>
    <style:style style:name="P17" style:family="paragraph" style:parent-style-name="Standard">
      <style:text-properties style:font-name="Times newroman" fo:font-size="12pt" officeooo:rsid="00127f39" officeooo:paragraph-rsid="0014b1ca" style:font-size-asian="12pt" style:font-size-complex="12pt"/>
    </style:style>
    <style:style style:name="P18" style:family="paragraph" style:parent-style-name="Standard">
      <style:text-properties style:font-name="Times newroman" fo:font-size="12pt" officeooo:rsid="00127f39" officeooo:paragraph-rsid="0026fc3e" style:font-size-asian="12pt" style:font-size-complex="12pt"/>
    </style:style>
    <style:style style:name="P19" style:family="paragraph" style:parent-style-name="Standard">
      <style:text-properties style:font-name="Times newroman" fo:font-size="12pt" officeooo:rsid="00127f39" officeooo:paragraph-rsid="00272a1f" style:font-size-asian="12pt" style:font-size-complex="12pt"/>
    </style:style>
    <style:style style:name="P20" style:family="paragraph" style:parent-style-name="Standard">
      <style:text-properties style:font-name="Times newroman" fo:font-size="12pt" officeooo:rsid="001311c8" officeooo:paragraph-rsid="001311c8" style:font-size-asian="12pt" style:font-size-complex="12pt"/>
    </style:style>
    <style:style style:name="P21" style:family="paragraph" style:parent-style-name="Standard">
      <style:text-properties style:font-name="Times newroman" fo:font-size="12pt" officeooo:rsid="001311c8" officeooo:paragraph-rsid="0014b1ca" style:font-size-asian="12pt" style:font-size-complex="12pt"/>
    </style:style>
    <style:style style:name="P22" style:family="paragraph" style:parent-style-name="Standard">
      <style:text-properties style:font-name="Times newroman" fo:font-size="12pt" officeooo:rsid="001311c8" officeooo:paragraph-rsid="001d696a" style:font-size-asian="12pt" style:font-size-complex="12pt"/>
    </style:style>
    <style:style style:name="P23" style:family="paragraph" style:parent-style-name="Standard">
      <style:text-properties style:font-name="Times newroman" fo:font-size="12pt" officeooo:rsid="001311c8" officeooo:paragraph-rsid="00200fc1" style:font-size-asian="12pt" style:font-size-complex="12pt"/>
    </style:style>
    <style:style style:name="P24" style:family="paragraph" style:parent-style-name="Standard">
      <style:text-properties style:font-name="Times newroman" fo:font-size="12pt" officeooo:rsid="001311c8" officeooo:paragraph-rsid="00219c31" style:font-size-asian="12pt" style:font-size-complex="12pt"/>
    </style:style>
    <style:style style:name="P25" style:family="paragraph" style:parent-style-name="Standard">
      <style:text-properties style:font-name="Times newroman" fo:font-size="12pt" officeooo:rsid="0014b1ca" officeooo:paragraph-rsid="0014b1ca" style:font-size-asian="12pt" style:font-size-complex="12pt"/>
    </style:style>
    <style:style style:name="P26" style:family="paragraph" style:parent-style-name="Standard">
      <style:text-properties style:font-name="Times newroman" fo:font-size="12pt" officeooo:rsid="001962ca" officeooo:paragraph-rsid="001962ca" style:font-size-asian="12pt" style:font-size-complex="12pt"/>
    </style:style>
    <style:style style:name="P27" style:family="paragraph" style:parent-style-name="Standard">
      <style:text-properties style:font-name="Times newroman" fo:font-size="12pt" officeooo:rsid="001c4293" officeooo:paragraph-rsid="001c4293" style:font-size-asian="12pt" style:font-size-complex="12pt"/>
    </style:style>
    <style:style style:name="P28" style:family="paragraph" style:parent-style-name="Standard">
      <style:text-properties style:font-name="Times newroman" fo:font-size="12pt" officeooo:rsid="001d696a" officeooo:paragraph-rsid="001d696a" style:font-size-asian="12pt" style:font-size-complex="12pt"/>
    </style:style>
    <style:style style:name="P29" style:family="paragraph" style:parent-style-name="Standard">
      <style:text-properties style:font-name="Times newroman" fo:font-size="12pt" officeooo:rsid="001f3e04" officeooo:paragraph-rsid="001f3e04" style:font-size-asian="12pt" style:font-size-complex="12pt"/>
    </style:style>
    <style:style style:name="P30" style:family="paragraph" style:parent-style-name="Standard">
      <style:text-properties style:font-name="Times newroman" fo:font-size="12pt" officeooo:rsid="0024aa17" officeooo:paragraph-rsid="0024aa17" style:font-size-asian="12pt" style:font-size-complex="12pt"/>
    </style:style>
    <style:style style:name="P31" style:family="paragraph" style:parent-style-name="Standard">
      <style:text-properties style:font-name="Times newroman" fo:font-size="12pt" officeooo:rsid="0024aa17" officeooo:paragraph-rsid="0025d27b" style:font-size-asian="12pt" style:font-size-complex="12pt"/>
    </style:style>
    <style:style style:name="P32" style:family="paragraph" style:parent-style-name="Standard">
      <style:text-properties style:font-name="Times newroman" fo:font-size="12pt" officeooo:rsid="0025d27b" officeooo:paragraph-rsid="0025d27b" style:font-size-asian="12pt" style:font-size-complex="12pt"/>
    </style:style>
    <style:style style:name="P33" style:family="paragraph" style:parent-style-name="Standard">
      <style:text-properties style:font-name="Times newroman" fo:font-size="12pt" officeooo:rsid="002c50ca" officeooo:paragraph-rsid="002c50ca" style:font-size-asian="12pt" style:font-size-complex="12pt"/>
    </style:style>
    <style:style style:name="P34" style:family="paragraph" style:parent-style-name="Standard">
      <style:paragraph-properties fo:break-before="page"/>
      <style:text-properties style:font-name="Times newroman" fo:font-size="12pt" officeooo:rsid="002ccde3" officeooo:paragraph-rsid="002ccde3" style:font-size-asian="12pt" style:font-size-complex="12pt"/>
    </style:style>
    <style:style style:name="P35" style:family="paragraph" style:parent-style-name="Standard">
      <style:text-properties style:font-name="Times newroman" fo:font-size="12pt" officeooo:rsid="002ccde3" officeooo:paragraph-rsid="002ccde3" style:font-size-asian="10.5pt" style:font-size-complex="12pt"/>
    </style:style>
    <style:style style:name="P36" style:family="paragraph" style:parent-style-name="Standard">
      <style:text-properties style:font-name="Times newroman" officeooo:rsid="001311c8" officeooo:paragraph-rsid="00219c31"/>
    </style:style>
    <style:style style:name="P37" style:family="paragraph" style:parent-style-name="Standard">
      <style:text-properties fo:color="#2a6099" loext:opacity="100%" style:font-name="Times newroman" fo:font-size="12pt" officeooo:rsid="000713e2" officeooo:paragraph-rsid="000ab5df" style:font-size-asian="12pt" style:font-size-complex="12pt"/>
    </style:style>
    <style:style style:name="P38" style:family="paragraph" style:parent-style-name="Standard">
      <style:text-properties fo:color="#2a6099" loext:opacity="100%" style:font-name="Times newroman" fo:font-size="12pt" officeooo:rsid="000713e2" officeooo:paragraph-rsid="000713e2" style:font-size-asian="12pt" style:font-size-complex="12pt"/>
    </style:style>
    <style:style style:name="P39" style:family="paragraph" style:parent-style-name="Standard">
      <style:text-properties fo:color="#2a6099" loext:opacity="100%" style:font-name="Times newroman" fo:font-size="12pt" officeooo:rsid="00127f39" officeooo:paragraph-rsid="00127f39" style:font-size-asian="12pt" style:font-size-complex="12pt"/>
    </style:style>
    <style:style style:name="P40" style:family="paragraph" style:parent-style-name="Standard">
      <style:text-properties fo:color="#2a6099" loext:opacity="100%" style:font-name="Times newroman" fo:font-size="12pt" officeooo:rsid="00127f39" officeooo:paragraph-rsid="0026fc3e" style:font-size-asian="12pt" style:font-size-complex="12pt"/>
    </style:style>
    <style:style style:name="P41" style:family="paragraph" style:parent-style-name="Standard">
      <style:text-properties fo:color="#2a6099" loext:opacity="100%" style:font-name="Times newroman" fo:font-size="12pt" officeooo:rsid="0014b1ca" officeooo:paragraph-rsid="0014b1ca" style:font-size-asian="12pt" style:font-size-complex="12pt"/>
    </style:style>
    <style:style style:name="P42" style:family="paragraph" style:parent-style-name="Standard">
      <style:text-properties fo:color="#2a6099" loext:opacity="100%" style:font-name="Times newroman" fo:font-size="12pt" officeooo:rsid="001962ca" officeooo:paragraph-rsid="001962ca" style:font-size-asian="12pt" style:font-size-complex="12pt"/>
    </style:style>
    <style:style style:name="P43" style:family="paragraph" style:parent-style-name="Standard">
      <style:text-properties fo:color="#2a6099" loext:opacity="100%" style:font-name="Times newroman" fo:font-size="12pt" officeooo:rsid="001c4293" officeooo:paragraph-rsid="001c4293" style:font-size-asian="12pt" style:font-size-complex="12pt"/>
    </style:style>
    <style:style style:name="P44" style:family="paragraph" style:parent-style-name="Standard">
      <style:text-properties fo:color="#2a6099" loext:opacity="100%" style:font-name="Times newroman" fo:font-size="12pt" officeooo:rsid="001d696a" officeooo:paragraph-rsid="001d696a" style:font-size-asian="12pt" style:font-size-complex="12pt"/>
    </style:style>
    <style:style style:name="P45" style:family="paragraph" style:parent-style-name="Standard">
      <style:text-properties fo:color="#2a6099" loext:opacity="100%" style:font-name="Times newroman" fo:font-size="12pt" officeooo:rsid="001f3e04" officeooo:paragraph-rsid="001f3e04" style:font-size-asian="12pt" style:font-size-complex="12pt"/>
    </style:style>
    <style:style style:name="P46" style:family="paragraph" style:parent-style-name="Standard">
      <style:text-properties fo:color="#2a6099" loext:opacity="100%" style:font-name="Times newroman" fo:font-size="12pt" officeooo:rsid="00200fc1" officeooo:paragraph-rsid="00200fc1" style:font-size-asian="12pt" style:font-size-complex="12pt"/>
    </style:style>
    <style:style style:name="P47" style:family="paragraph" style:parent-style-name="Standard">
      <style:text-properties fo:color="#2a6099" loext:opacity="100%" style:font-name="Times newroman" fo:font-size="12pt" officeooo:rsid="0024aa17" officeooo:paragraph-rsid="0025d27b" style:font-size-asian="12pt" style:font-size-complex="12pt"/>
    </style:style>
    <style:style style:name="P48" style:family="paragraph" style:parent-style-name="Standard">
      <style:text-properties fo:color="#2a6099" loext:opacity="100%" style:font-name="Times newroman" fo:font-size="12pt" officeooo:rsid="0024aa17" officeooo:paragraph-rsid="0024aa17" style:font-size-asian="12pt" style:font-size-complex="12pt"/>
    </style:style>
    <style:style style:name="P49" style:family="paragraph" style:parent-style-name="Standard">
      <style:text-properties fo:color="#2a6099" loext:opacity="100%" style:font-name="Times newroman" fo:font-size="12pt" officeooo:rsid="00286185" officeooo:paragraph-rsid="00286185" style:font-size-asian="10.5pt" style:font-size-complex="12pt"/>
    </style:style>
    <style:style style:name="P50" style:family="paragraph" style:parent-style-name="Standard">
      <style:text-properties fo:color="#2a6099" loext:opacity="100%" style:font-name="Times newroman" fo:font-size="12pt" officeooo:rsid="002a90fa" officeooo:paragraph-rsid="002a90fa" style:font-size-asian="10.5pt" style:font-size-complex="12pt"/>
    </style:style>
    <style:style style:name="P51" style:family="paragraph" style:parent-style-name="Standard">
      <style:text-properties fo:color="#2a6099" loext:opacity="100%" style:font-name="Times newroman" fo:font-size="12pt" officeooo:rsid="002ad096" officeooo:paragraph-rsid="002ad096" style:font-size-asian="10.5pt" style:font-size-complex="12pt"/>
    </style:style>
    <style:style style:name="P52" style:family="paragraph" style:parent-style-name="Standard">
      <style:text-properties fo:color="#2a6099" loext:opacity="100%" style:font-name="Times newroman" fo:font-size="14pt" officeooo:rsid="00286185" officeooo:paragraph-rsid="00286185" style:font-size-asian="14pt" style:font-size-complex="14pt"/>
    </style:style>
    <style:style style:name="P53" style:family="paragraph" style:parent-style-name="Standard">
      <style:text-properties fo:color="#000000" loext:opacity="100%" style:font-name="Times newroman" fo:font-size="12pt" officeooo:rsid="0026fc3e" officeooo:paragraph-rsid="0026fc3e" style:font-size-asian="12pt" style:font-size-complex="12pt"/>
    </style:style>
    <style:style style:name="P54" style:family="paragraph" style:parent-style-name="Standard">
      <style:text-properties style:use-window-font-color="true" loext:opacity="0%" style:font-name="Times newroman" fo:font-size="12pt" officeooo:rsid="00286185" officeooo:paragraph-rsid="00286185" style:font-size-asian="10.5pt" style:font-size-complex="12pt"/>
    </style:style>
    <style:style style:name="P55" style:family="paragraph" style:parent-style-name="Standard">
      <style:text-properties style:use-window-font-color="true" loext:opacity="0%" style:font-name="Times newroman" fo:font-size="12pt" officeooo:rsid="0029f921" officeooo:paragraph-rsid="0029f921" style:font-size-asian="10.5pt" style:font-size-complex="12pt"/>
    </style:style>
    <style:style style:name="P56" style:family="paragraph" style:parent-style-name="Standard">
      <style:text-properties style:use-window-font-color="true" loext:opacity="0%" style:font-name="Times newroman" fo:font-size="12pt" officeooo:rsid="002a90fa" officeooo:paragraph-rsid="002a90fa" style:font-size-asian="10.5pt" style:font-size-complex="12pt"/>
    </style:style>
    <style:style style:name="P57" style:family="paragraph" style:parent-style-name="Standard">
      <style:text-properties style:use-window-font-color="true" loext:opacity="0%" style:font-name="Times newroman" fo:font-size="12pt" officeooo:rsid="002ad096" officeooo:paragraph-rsid="002ad096" style:font-size-asian="10.5pt" style:font-size-complex="12pt"/>
    </style:style>
    <style:style style:name="P58" style:family="paragraph" style:parent-style-name="Standard">
      <style:text-properties style:use-window-font-color="true" loext:opacity="0%" style:font-name="Times newroman" fo:font-size="12pt" officeooo:rsid="0026fc3e" officeooo:paragraph-rsid="0026fc3e" style:font-size-asian="12pt" style:font-size-complex="12pt"/>
    </style:style>
    <style:style style:name="P59" style:family="paragraph" style:parent-style-name="Standard">
      <style:text-properties style:use-window-font-color="true" loext:opacity="0%" style:font-name="Times newroman" fo:font-size="12pt" officeooo:rsid="002aa237" officeooo:paragraph-rsid="002aa237" style:font-size-asian="12pt" style:font-size-complex="12pt"/>
    </style:style>
    <style:style style:name="P60" style:family="paragraph" style:parent-style-name="Standard">
      <style:text-properties officeooo:rsid="00127f39" officeooo:paragraph-rsid="00127f39"/>
    </style:style>
    <style:style style:name="P61" style:family="paragraph">
      <style:paragraph-properties fo:text-align="center"/>
    </style:style>
    <style:style style:name="P62" style:family="paragraph">
      <style:paragraph-properties style:writing-mode="lr-tb"/>
      <style:text-properties fo:font-size="12pt"/>
    </style:style>
    <style:style style:name="T1" style:family="text">
      <style:text-properties officeooo:rsid="000713e2"/>
    </style:style>
    <style:style style:name="T2" style:family="text">
      <style:text-properties officeooo:rsid="0007ba4d"/>
    </style:style>
    <style:style style:name="T3" style:family="text">
      <style:text-properties officeooo:rsid="00099ecf"/>
    </style:style>
    <style:style style:name="T4" style:family="text">
      <style:text-properties officeooo:rsid="000ab5df"/>
    </style:style>
    <style:style style:name="T5" style:family="text">
      <style:text-properties officeooo:rsid="000e195d"/>
    </style:style>
    <style:style style:name="T6" style:family="text">
      <style:text-properties officeooo:rsid="000eaff8"/>
    </style:style>
    <style:style style:name="T7" style:family="text">
      <style:text-properties officeooo:rsid="001049b5"/>
    </style:style>
    <style:style style:name="T8" style:family="text">
      <style:text-properties officeooo:rsid="00120c29"/>
    </style:style>
    <style:style style:name="T9" style:family="text">
      <style:text-properties officeooo:rsid="00127f39"/>
    </style:style>
    <style:style style:name="T10" style:family="text">
      <style:text-properties officeooo:rsid="001311c8"/>
    </style:style>
    <style:style style:name="T11" style:family="text">
      <style:text-properties officeooo:rsid="00164d8f"/>
    </style:style>
    <style:style style:name="T12" style:family="text">
      <style:text-properties officeooo:rsid="001aa425"/>
    </style:style>
    <style:style style:name="T13" style:family="text">
      <style:text-properties officeooo:rsid="001c4293"/>
    </style:style>
    <style:style style:name="T14" style:family="text">
      <style:text-properties officeooo:rsid="001d696a"/>
    </style:style>
    <style:style style:name="T15" style:family="text">
      <style:text-properties officeooo:rsid="001f3e04"/>
    </style:style>
    <style:style style:name="T16" style:family="text">
      <style:text-properties officeooo:rsid="00200fc1"/>
    </style:style>
    <style:style style:name="T17" style:family="text">
      <style:text-properties officeooo:rsid="00219c31"/>
    </style:style>
    <style:style style:name="T18" style:family="text">
      <style:text-properties fo:color="#2a6099" loext:opacity="100%"/>
    </style:style>
    <style:style style:name="T19" style:family="text">
      <style:text-properties fo:color="#2a6099" loext:opacity="100%" fo:font-size="14pt" style:font-size-asian="14pt" style:font-size-complex="14pt"/>
    </style:style>
    <style:style style:name="T20" style:family="text">
      <style:text-properties fo:color="#2a6099" loext:opacity="100%" officeooo:rsid="000713e2"/>
    </style:style>
    <style:style style:name="T21" style:family="text">
      <style:text-properties fo:color="#2a6099" loext:opacity="100%" officeooo:rsid="002439e1"/>
    </style:style>
    <style:style style:name="T22" style:family="text">
      <style:text-properties fo:color="#2a6099" loext:opacity="100%" officeooo:rsid="001f3e04"/>
    </style:style>
    <style:style style:name="T23" style:family="text">
      <style:text-properties officeooo:rsid="002439e1"/>
    </style:style>
    <style:style style:name="T24" style:family="text">
      <style:text-properties officeooo:rsid="0025d27b"/>
    </style:style>
    <style:style style:name="T25" style:family="text">
      <style:text-properties officeooo:rsid="0026fc3e"/>
    </style:style>
    <style:style style:name="T26" style:family="text">
      <style:text-properties style:text-position="sub 58%"/>
    </style:style>
    <style:style style:name="T27" style:family="text">
      <style:text-properties style:text-position="sub 58%" officeooo:rsid="0026fc3e"/>
    </style:style>
    <style:style style:name="T28" style:family="text">
      <style:text-properties style:text-position="0% 100%" officeooo:rsid="0026fc3e"/>
    </style:style>
    <style:style style:name="T29" style:family="text">
      <style:text-properties style:text-position="0% 100%" officeooo:rsid="00272a1f"/>
    </style:style>
    <style:style style:name="T30" style:family="text">
      <style:text-properties officeooo:rsid="0029f921"/>
    </style:style>
    <style:style style:name="T31" style:family="text">
      <style:text-properties officeooo:rsid="002a90fa"/>
    </style:style>
    <style:style style:name="T32" style:family="text">
      <style:text-properties officeooo:rsid="002aa237"/>
    </style:style>
    <style:style style:name="T33" style:family="text">
      <style:text-properties fo:font-size="12pt"/>
    </style:style>
    <style:style style:name="Sect1" style:family="section">
      <style:section-properties style:editable="false">
        <style:columns fo:column-count="1" fo:column-gap="0cm"/>
      </style:section-propertie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875cm" fo:min-width="0.94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1.561cm" fo:min-width="1.561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741cm" fo:min-width="0.875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0.732cm" fo:min-width="1.25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0.834cm" fo:min-width="0.887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justify" draw:textarea-vertical-align="middle" draw:auto-grow-height="false" fo:min-height="1.106cm" fo:min-width="1.106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textarea-horizontal-align="justify" draw:textarea-vertical-align="middle" draw:auto-grow-height="false" fo:min-height="1.046cm" fo:min-width="1.125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1.196cm" fo:min-width="2.148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19">OCR GCE <text:tab/>A<text:line-break/>COMPUTER SCIENCE<text:line-break/>PROJECT<text:line-break/><text:line-break/>Name: Blake Horwill<text:line-break/>Candidate Number: 1908</text:span></text:p>
      <text:p text:style-name="P33"><text:span text:style-name="T19">Wyedean: <text:line-break/>Project Title: FarmGame<text:line-break/></text:span></text:p>
      <text:p text:style-name="P35"><text:span text:style-name="T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ext:span text:style-name="T19">PROJECT CONTENTS</text:span></text:p>
          </text:index-title>
          <text:p text:style-name="P3"><text:a xlink:type="simple" xlink:href="#__RefHeading___Toc2029_912071140" text:style-name="Index_20_Link" text:visited-style-name="Index_20_Link">Analysis:<text:tab/>3</text:a></text:p>
          <text:p text:style-name="P3"><text:a xlink:type="simple" xlink:href="#__RefHeading___Toc2031_912071140" text:style-name="Index_20_Link" text:visited-style-name="Index_20_Link">Design<text:tab/>6</text:a></text:p>
        </text:index-body>
      </text:table-of-content>
      <text:p text:style-name="P35"/>
      <text:h text:style-name="P5" text:outline-level="1"><text:bookmark-start text:name="__RefHeading___Toc2029_912071140"/>Analysis:<text:bookmark-end text:name="__RefHeading___Toc2029_912071140"/></text:h>
      <text:p text:style-name="P11"><text:line-break/><text:span text:style-name="T20">Problem identification:</text:span><text:span text:style-name="T1"><text:line-break/></text:span><text:span text:style-name="T2">The problem that is faced by many students is an overstressed and overstimulated environment. </text:span><text:span text:style-name="T3">This is coupled with a disturbing rise in computer illiteracy expressed by the younger generations.</text:span></text:p>
      <text:p text:style-name="P7"/>
      <text:p text:style-name="P8"><text:span text:style-name="T2"><text:s/></text:span><text:span text:style-name="T3">T</text:span><text:span text:style-name="T2">o remedy this I have been tasked to design and build a game that increases computor literacy, introducing students to </text:span><text:span text:style-name="T3">file navigation, editing text documents, image manipulation, writing code or writing markup with proper formatting</text:span><text:span text:style-name="T2">, including varying </text:span><text:span text:style-name="T4">granularity to the</text:span><text:span text:style-name="T2"> edit ability inside of the codebase, as well as providing a tool that can be useful in de-stressing during a lunch or break <text:s/>period, </text:span><text:span text:style-name="T4">on top of that the UI will be graphical but will have aspects reminiscent of the terminal to acclimatise students to using text inputs over graphical interfaces </text:span><text:span text:style-name="T5">as well as not to bore them.</text:span></text:p>
      <text:p text:style-name="P8"/>
      <text:p text:style-name="P9"><text:span text:style-name="T5">The game style chosen will be farming-SIM due to its calming, distressing effect as-well as its easy implementation, allowing for easy editing and comprehension. </text:span><text:span text:style-name="T6">This will decrease the iterative process of coding giving a greater feedback faster, allowing for the perception of faster progress and a greater retention of attention among students using it.</text:span></text:p>
      <text:p text:style-name="P9"/>
      <text:p text:style-name="P9"><text:span text:style-name="T5">I have chosen to use computational methods to achieve my project as I believe the best way to understand and better utilise computors is to use them. I think it is considerably harder to implement learned ideas without a testing bed to experiment on, I can provide that by programming this game in a non compiled (interpreted) easily editable language. </text:span><text:span text:style-name="T1"><text:line-break/></text:span></text:p>
      <text:p text:style-name="P37">Stakeholders:</text:p>
      <text:p text:style-name="P13">This game is going to be an open source Farming-SIM, created for the purpose of teaching coding to students.</text:p>
      <text:p text:style-name="P8"/>
      <text:p text:style-name="P12"><text:span text:style-name="T11">Because of this o</text:span>ur stakeholders will be <text:span text:style-name="T4">primarily students and teacher, two groups of people who will be using the software the most. </text:span><text:span text:style-name="T5">For these two groups I need to have very-well documented and </text:span><text:span text:style-name="T9">notated</text:span><text:span text:style-name="T5"> code as well as </text:span><text:span text:style-name="T9">making it an easily approachable program utilising clean design and well </text:span><text:span text:style-name="T23">as making an easy program to install and utalise.</text:span></text:p>
      <text:p text:style-name="P38"/>
      <text:p text:style-name="P14"><text:span text:style-name="T18">Target Platform:</text:span><text:line-break/>For our target platform I would ideally make the program able to run on the pc with little consumer effort. A release on pc would be ideal due to the distribution among schools with most schools having at least one pc, another benefit is due to the nature of a pc, allowing for easy file management as well as being an ideal machine to edit code or use text/image editors on, being the machine of choice for offices and developers. Another aspect to consider is reliability as due to the variation of ecosystems among phone OS’s there is a vast way to develop for them, the same goes for consoles and other considerably harder / closed environments. This is in stark contrast to the PC with several languages designed to work on the widest range of OS’s possible, <text:span text:style-name="T7">making development considerably easier and standardisation a wider spread norm. For our targeted OS ideally we would plan to build and test the computor program on both Linux and Windows as those are the two largest operating systems and lend themselves to computor development and programming. It would also be beneficial as Linux has a wide range of uses, being used on servers as well as raspberry </text:span><text:span text:style-name="T10">PI</text:span><text:span text:style-name="T7">’s </text:span><text:span text:style-name="T8">making ideal for a learning experience due to its versatile </text:span><text:span text:style-name="T9">nature.</text:span></text:p>
      <text:p text:style-name="P10"/>
      <text:p text:style-name="P39">Research:</text:p>
      <text:p text:style-name="P58"><text:soft-page-break/>For my research I have looked over many farming sims and educational projects to aid me in my development. I think that these would be the best to look into due to there relevance in my project with its crux being an open source editable farming sim that can be used to teach differing programming paradigms, or to teach general computer skills.</text:p>
      <text:p text:style-name="P58"/>
      <text:p text:style-name="P59">FarmVille:</text:p>
      <text:p text:style-name="P58"/>
      <text:p text:style-name="P39">Questionnaire:</text:p>
      <text:p text:style-name="P53">If you do, what are the problems you face with technological illiteracy among youth?<text:span text:style-name="T26">1</text:span></text:p>
      <text:p text:style-name="P18"><text:span text:style-name="T25">Do you see an increase of stress in the class room</text:span><text:span text:style-name="T27">2</text:span></text:p>
      <text:p text:style-name="P18"><text:span text:style-name="T28">Do you believe that a project like the one propped would help in the action of “de-stressing” the student populous?</text:span><text:span text:style-name="T27">3</text:span></text:p>
      <text:p text:style-name="P18"><text:span text:style-name="T27"/></text:p>
      <text:p text:style-name="P40"><text:span text:style-name="T28">1:(Teacher stakeholder):</text:span></text:p>
      <text:p text:style-name="P40"><text:span text:style-name="T28"><text:tab/></text:span><text:span text:style-name="T29">QI:<text:line-break/><text:tab/>Among my student I have notated a steep decrease in technical ability from my students, this <text:s/><text:tab/>fills me with dread as a computor science teacher.</text:span></text:p>
      <text:p text:style-name="P40"><text:span text:style-name="T29"><text:tab/>Q2:</text:span></text:p>
      <text:p text:style-name="P40"><text:span text:style-name="T29"><text:tab/></text:span></text:p>
      <text:p text:style-name="P40"><text:span text:style-name="T28"/></text:p>
      <text:p text:style-name="P40"><text:span text:style-name="T28">2:(Teacher stakeholder):</text:span></text:p>
      <text:p text:style-name="P40"><text:span text:style-name="T28"><text:tab/></text:span><text:span text:style-name="T29">Q1:<text:line-break/><text:tab/>I have not noticed a large decrease in </text:span></text:p>
      <text:p text:style-name="P40"><text:span text:style-name="T28"/></text:p>
      <text:p text:style-name="P40"><text:span text:style-name="T28">3:(Student stakeholder):</text:span></text:p>
      <text:p text:style-name="P18"><text:span text:style-name="T28"><text:tab/></text:span><text:span text:style-name="T29">O1:</text:span></text:p>
      <text:p text:style-name="P18"><text:span text:style-name="T29"><text:tab/>I have experienced a great deal of technical shortcoming with using desktop computors.</text:span></text:p>
      <text:p text:style-name="P18"><text:span text:style-name="T28"><text:tab/>Q</text:span><text:span text:style-name="T29">2</text:span><text:span text:style-name="T28">:</text:span></text:p>
      <text:p text:style-name="P19"><text:span text:style-name="T28"><text:tab/>I have generally seen an increase in stress among my peers </text:span><text:span text:style-name="T29">especially recently.</text:span></text:p>
      <text:p text:style-name="P19"><text:span text:style-name="T29"><text:tab/>O3:</text:span></text:p>
      <text:p text:style-name="P19"><text:span text:style-name="T29"><text:tab/>I believe that a publicly available game like this would greatly aid in “de-stressing” me and <text:tab/>my peers.</text:span></text:p>
      <text:p text:style-name="P19"><text:span text:style-name="T29"><text:tab/> </text:span><text:line-break/></text:p>
      <text:p text:style-name="P39">Feasibility Study:</text:p>
      <text:p text:style-name="P20">Economic Feasibility:</text:p>
      <text:p text:style-name="P20">This project is economical feasible due to it not using propitiatory software that is necessary to rent or own the rights too, meaning that it should be economically profitable relying only on donations. </text:p>
      <text:p text:style-name="P15"/>
      <text:p text:style-name="P39"><text:span text:style-name="T10">Time</text:span> Feasibility:</text:p>
      <text:p text:style-name="P16">This project should be feasible to create within the given time period. However implementing a wide range of plant types and variations could be more time expensive than <text:span text:style-name="T10">I can afford. Along with thorough documentation. However these features can be introduced later on through updates to the project and are not necessary initially.</text:span></text:p>
      <text:p text:style-name="P16"/>
      <text:p text:style-name="P41">Technical Feasibility:</text:p>
      <text:p text:style-name="P25">This would be technically feasible due to the small amount of resources needed to create the project, only needing a simple IDE to code it in and only requiring a small complement of ram and <text:s/>processing power to run due to the light weight nature of the codebase.</text:p>
      <text:p text:style-name="P16"/>
      <text:p text:style-name="P20"><text:soft-page-break/><text:span text:style-name="T21">Legal </text:span><text:span text:style-name="T18">Feasibility:</text:span><text:line-break/>This project uses the GNU General Public License allowing for the studying and sharing of the software, this makes it ideal for teaching software, having the ability to be changed based on current needs. </text:p>
      <text:p text:style-name="P16"/>
      <text:p text:style-name="P25"><text:span text:style-name="T18">Strengths&amp;Weaknesses:</text:span><text:line-break/>For our strengths we have a clear idea and plan for the project as well as a wide stakeholder base to draw from, this will allow for easy iteration and feedback as well as a large user base if we decide to continue support on this project. However one downside I an for see is the financial incentive of the project being lacking due to the project relying on donations. A solution to this could be to add a pay wall, however I would be considerate on the addition of a form of transaction like this, due to it potentially alienating a large section of the people that we want to include (that being students).</text:p>
      <text:p text:style-name="P17"/>
      <text:p text:style-name="P42">Essential Features:<text:line-break/>Game UI:</text:p>
      <text:p text:style-name="P26">the ability to see your farm and see it updated <text:span text:style-name="T12">as well as to show contextual UI feedback, suck as </text:span>.</text:p>
      <text:p text:style-name="P26"/>
      <text:p text:style-name="P26"><text:span text:style-name="T18">Saving:</text:span><text:line-break/>The ability to save, to allow for multiple instances of multiple save files and the ability to manually change save data <text:span text:style-name="T13">using a text editor or other means.</text:span></text:p>
      <text:p text:style-name="P26"/>
      <text:p text:style-name="P43">Limitations:</text:p>
      <text:p text:style-name="P44">justification:</text:p>
      <text:p text:style-name="P27">A wide variation of plants:</text:p>
      <text:p text:style-name="P27">A wide base of plants would be useful, adding to the depth of the game and showing a wider range of examples for the crop tiles.</text:p>
      <text:p text:style-name="P27"/>
      <text:p text:style-name="P44">Limiting factor:</text:p>
      <text:p text:style-name="P27">The limiting factor for this would be time constraints, heavily limiting the amount of <text:span text:style-name="T14">assets that I can produce in the given time with each tile taking a long time to make and each plant requiring multiple tiles.</text:span></text:p>
      <text:p text:style-name="P21"/>
      <text:p text:style-name="P44">Justification:</text:p>
      <text:p text:style-name="P28">An updating system to allow for updates of the code base:</text:p>
      <text:p text:style-name="P28">An easy way to insert new code or tiles into the code base without requiring reinstalling the entire project over.</text:p>
      <text:p text:style-name="P22"/>
      <text:p text:style-name="P44">Limiting factor:</text:p>
      <text:p text:style-name="P29">I do not have the technical ability to create an updating system to remotely update the files of the user-base.</text:p>
      <text:p text:style-name="P29"/>
      <text:p text:style-name="P45">Solution Requirements:</text:p>
      <text:p text:style-name="P23"><text:span text:style-name="T22">Development language:</text:span><text:span text:style-name="T15"><text:line-break/>For the development language I have chosen to use python due to its flexibility, its ability to run off of </text:span><text:span text:style-name="T16">a large amount of devices. It also has several other benefits, one being that python is an interpreted language, this allows for fast iteration on code and aids in the goal of this project being used as a teaching tool. Another aspect is that python is an easy language to learn, making it ideal for teaching coding concepts like OOP and functional programming to students.</text:span></text:p>
      <text:p text:style-name="P23"/>
      <text:p text:style-name="P46">Deployment:</text:p>
      <text:p text:style-name="P24"><text:soft-page-break/><text:span text:style-name="T16">For the deployment of my program I will </text:span><text:span text:style-name="T17">create a</text:span><text:span text:style-name="T16"> public repository </text:span><text:span text:style-name="T17">hosted on a file sharing website such as GitHub, I will not be hosting the project from private servers due to the cost and time investment in building up the infrastructure around a server system, as well as my lack of knowledge in server development.</text:span></text:p>
      <text:p text:style-name="P24"/>
      <text:p text:style-name="P30"><text:span text:style-name="T18">Success Criteria:</text:span><text:line-break/>Text input:<text:line-break/>A text input that allows for commands to be executed, editing states inside of the game.</text:p>
      <text:p text:style-name="P30"/>
      <text:p text:style-name="P48">Justification:</text:p>
      <text:p text:style-name="P30">This allows for the editing of the farm state and the several arrays there within.</text:p>
      <text:p text:style-name="P30"/>
      <text:p text:style-name="P30"><text:span text:style-name="T18">Reference:</text:span><text:line-break/>Terminal</text:p>
      <text:p text:style-name="P30"/>
      <text:p text:style-name="P48">GUI:</text:p>
      <text:p text:style-name="P31">A graphical user-face to display the current game state and to show relevant contextual updates such as whether the game is being saved or whether the farm is being watered.</text:p>
      <text:p text:style-name="P31"/>
      <text:p text:style-name="P47"><text:span text:style-name="T24">Justification:</text:span></text:p>
      <text:p text:style-name="P31"><text:span text:style-name="T24">This allows for the user to not only get text feedback upon an action, but visual feedback too up engagement with the project and to generate a more ergonomic experience, being inherently more intuitive to a person coming from contemporary gaming experiences. </text:span></text:p>
      <text:p text:style-name="P31"/>
      <text:p text:style-name="P32"><text:span text:style-name="T18">Reference:</text:span><text:line-break/>Farm<text:span text:style-name="T32">V</text:span>ille</text:p>
      <text:p text:style-name="P32"/>
      <text:p text:style-name="P32"><text:span text:style-name="T18">Saving:</text:span><text:line-break/>The game should have the ability to save and dump its data to an external file that can be edited or duplicated.</text:p>
      <text:p text:style-name="P32"/>
      <text:p text:style-name="P32"><text:span text:style-name="T18">Justification:</text:span><text:line-break/>This allows for a greater user experience and also shows how data can be saved and moved/read from in an intuitive manor.</text:p>
      <text:p text:style-name="P32"/>
      <text:p text:style-name="P32"><text:span text:style-name="T18">Adoption rate:</text:span><text:line-break/>The program should at least have a 1/3 adoption rate for students or a 1/3 approval rate from teachers among our beta testers.</text:p>
      <text:p text:style-name="P32"><text:span text:style-name="T18">Justification:</text:span><text:line-break/>This shows that the product has a place among our consumers and would work well in the public market, we can also teak our product with feedback provided by the beta testers to increase our adoption rate to meet the threshold.</text:p>
      <text:p text:style-name="P32"/>
      <text:h text:style-name="P6" text:outline-level="1"><text:bookmark-start text:name="__RefHeading___Toc2031_912071140"/>Design<text:bookmark-end text:name="__RefHeading___Toc2031_912071140"/></text:h>
      <text:p text:style-name="P52"/>
      <text:p text:style-name="P49">Decomposition:</text:p>
      <text:p text:style-name="P49">GUI:</text:p>
      <text:p text:style-name="P54">When the game starts tiles are called <text:span text:style-name="T30">and displayed on the screen based on the users save data, these tiles are updated every frame with there reference being stored inside of a multi dimensional array.</text:span></text:p>
      <text:p text:style-name="P54"><text:soft-page-break/></text:p>
      <text:p text:style-name="P55"><text:span text:style-name="T18">Saving/Dumping save_data:</text:span><text:line-break/>When the save data is dumped/saved it is converted to/from the json format, saving into a file specified by the settings file.</text:p>
      <text:p text:style-name="P55"/>
      <text:p text:style-name="P55"><text:span text:style-name="T18">Options:</text:span><text:line-break/>For the options (settings) the settings will be read during the start of the program from an external settings file labelled “settings.json”. This will then provide information such as the location and name of the save file and <text:span text:style-name="T31">the tick speed.</text:span></text:p>
      <text:p text:style-name="P55"/>
      <text:p text:style-name="P50">Game-cycle:</text:p>
      <text:p text:style-name="P56">The game will run on a <text:span text:style-name="T32">main loop</text:span> where when ever the cycle reaches that of the specified tick update it will update all of the crops.<text:line-break/></text:p>
      <text:p text:style-name="P56"><text:span text:style-name="T18">Commands:</text:span><text:line-break/>There will be a switch statement to call subfunctions when certain commands and arguments are inputted into the text input box.</text:p>
      <text:p text:style-name="P50"/>
      <text:p text:style-name="P50">Game Start:</text:p>
      <text:p text:style-name="P56">Upon starting the game all of the assets utilised during game play will be called and initialised. <text:span text:style-name="T32">After this the main loop will be called allowing for the game to play indefinitely.</text:span></text:p>
      <text:p text:style-name="P50"/>
      <text:p text:style-name="P50">Quit:</text:p>
      <text:p text:style-name="P56">This will be a statement checked every frame for when the quit button is pressed, once it is pressed the main loop will cancelled and the initialised assets will be destroyed.</text:p>
      <text:p text:style-name="P56"/>
      <text:p text:style-name="P51">Structure:</text:p>
      <text:p text:style-name="P57"><draw:custom-shape text:anchor-type="paragraph" draw:z-index="0" draw:name="Shape 1" draw:style-name="gr9" svg:width="2.276cm" svg:height="1.324cm" svg:x="6.793cm" svg:y="0.323cm"><text:p>Start game</text:p><draw:enhanced-geometry svg:viewBox="0 0 21600 21600" draw:path-stretchpoint-x="10800" draw:path-stretchpoint-y="10800" draw:text-areas="?f3 ?f4 ?f5 ?f6" draw:type="round-rectangle" draw:modifiers="10354.19440745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
      <text:p text:style-name="P30"/>
      <text:p text:style-name="P24"><draw:line text:anchor-type="paragraph" draw:z-index="2" draw:name="Vertical line 1" draw:style-name="gr1" draw:text-style-name="P61" svg:x1="7.957cm" svg:y1="0.185cm" svg:x2="7.957cm" svg:y2="0.608cm"><text:p/></draw:line></text:p>
      <text:p text:style-name="P36"><draw:custom-shape text:anchor-type="paragraph" draw:z-index="1" draw:name="Shape 2" draw:style-name="gr8" svg:width="2.25cm" svg:height="2.091cm" svg:x="6.846cm" svg:y="0.307cm"><text:p text:style-name="P61">load </text:p><text:p text:style-name="P61">objects</text:p><draw:enhanced-geometry svg:viewBox="0 0 21600 21600" draw:glue-points="10800 0 0 10800 10800 21600 21600 10800" draw:text-areas="5400 5400 16200 16200" draw:type="diamond" draw:enhanced-path="M 10800 0 L 21600 10800 10800 21600 0 10800 10800 0 Z N"/></draw:custom-shape></text:p>
      <text:p text:style-name="P2"/>
      <text:p text:style-name="P2"><draw:custom-shape text:anchor-type="paragraph" draw:z-index="7" draw:name="Shape 3" draw:style-name="gr7" draw:text-style-name="P61" svg:width="1.562cm" svg:height="1.562cm" svg:x="8.38cm" svg:y="0.815cm"><text:p text:style-name="P61">Render<text:line-break/>scene</text:p><draw:enhanced-geometry svg:viewBox="0 0 21600 21600" draw:glue-points="10800 0 3163 3163 0 10800 3163 18437 10800 21600 18437 18437 21600 10800 18437 3163" draw:text-areas="3163 3163 18437 18437" draw:type="ellipse" draw:enhanced-path="U 10800 10800 10800 10800 0 360 Z N"/></draw:custom-shape><text:line-break/> <text:s text:c="7"/></text:p>
      <text:p text:style-name="P1"/>
      <text:p text:style-name="P60"><draw:line text:anchor-type="paragraph" draw:z-index="18" draw:name="Line 10" draw:style-name="gr1" draw:text-style-name="P61" svg:x1="12.772cm" svg:y1="5.625cm" svg:x2="12.746cm" svg:y2="4.143cm"><text:p/></draw:line><draw:line text:anchor-type="paragraph" draw:z-index="17" draw:name="Line 9" draw:style-name="gr1" draw:text-style-name="P61" svg:x1="9.253cm" svg:y1="5.651cm" svg:x2="12.772cm" svg:y2="5.625cm"><text:p/></draw:line><draw:custom-shape text:anchor-type="paragraph" draw:z-index="16" draw:name="Shape 8" draw:style-name="gr2" svg:width="1.879cm" svg:height="1.747cm" svg:x="8.301cm" svg:y="3.905cm"><text:p text:style-name="P61">command</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5" draw:name="Line 8" draw:style-name="gr1" draw:text-style-name="P61" svg:x1="12.826cm" svg:y1="2.159cm" svg:x2="10.312cm" svg:y2="2.159cm"><text:p/></draw:line><draw:line text:anchor-type="paragraph" draw:z-index="14" draw:name="Line 7" draw:style-name="gr1" draw:text-style-name="P61" svg:x1="12.825cm" svg:y1="2.582cm" svg:x2="12.825cm" svg:y2="2.159cm"><text:p/></draw:line><draw:custom-shape text:anchor-type="paragraph" draw:z-index="13" draw:name="Shape 7" draw:style-name="gr3" draw:text-style-name="P61" svg:width="1.562cm" svg:height="1.562cm" svg:x="11.952cm" svg:y="2.582cm"><text:p text:style-name="P61">Update</text:p><text:p text:style-name="P61">Farm</text:p><draw:enhanced-geometry svg:viewBox="0 0 21600 21600" draw:type="rectangle" draw:enhanced-path="M 0 0 L 21600 0 21600 21600 0 21600 0 0 Z N"/></draw:custom-shape><draw:line text:anchor-type="paragraph" draw:z-index="12" draw:name="Line 6" draw:style-name="gr1" draw:text-style-name="P61" svg:x1="11.079cm" svg:y1="3.403cm" svg:x2="11.979cm" svg:y2="3.403cm"><text:p/></draw:line><draw:custom-shape text:anchor-type="paragraph" draw:z-index="11" draw:name="Shape 6" draw:style-name="gr4" svg:width="1.747cm" svg:height="1.482cm" svg:x="9.333cm" svg:y="2.662cm"><text:p>Tick<text:line-break/>Tru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0" draw:name="Shape 5" draw:style-name="gr5" draw:text-style-name="P62" svg:width="1.564cm" svg:height="1.036cm" svg:x="11.979cm" svg:y="0.704cm"><text:p text:style-name="P62"><text:span text:style-name="T33">End</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 4" draw:style-name="gr6" svg:width="1.773cm" svg:height="1.668cm" svg:x="9.306cm" svg:y="0.439cm"><text:p>Quit</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8" draw:name="Line 5" draw:style-name="gr1" draw:text-style-name="P61" svg:x1="11.079cm" svg:y1="1.259cm" svg:x2="11.926cm" svg:y2="1.259cm"><text:p/></draw:line><draw:line text:anchor-type="paragraph" draw:z-index="6" draw:name="Line 4" draw:style-name="gr1" draw:text-style-name="P61" svg:x1="10.179cm" svg:y1="4.778cm" svg:x2="10.179cm" svg:y2="0.148cm"><text:p/></draw:line><draw:line text:anchor-type="paragraph" draw:z-index="5" draw:name="Line 3" draw:style-name="gr1" draw:text-style-name="P61" svg:x1="8.01cm" svg:y1="4.778cm" svg:x2="10.18cm" svg:y2="4.778cm"><text:p/></draw:line><draw:line text:anchor-type="paragraph" draw:z-index="4" draw:name="Line 2" draw:style-name="gr1" draw:text-style-name="P61" svg:x1="10.18cm" svg:y1="0.148cm" svg:x2="8.01cm" svg:y2="0.148cm"><text:p/></draw:line><draw:line text:anchor-type="paragraph" draw:z-index="3" draw:name="Line 1" draw:style-name="gr1" draw:text-style-name="P61" svg:x1="8.01cm" svg:y1="0.148cm" svg:x2="8.01cm" svg:y2="4.778cm"><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w times" svg:font-family="'New times'"/>
    <style:font-face style:name="New times roman" svg:font-family="'New times roman'"/>
    <style:font-face style:name="Noto Sans CJK SC" svg:font-family="'Noto Sans CJK SC'" style:font-family-generic="system" style:font-pitch="variable"/>
    <style:font-face style:name="Noto Serif CJK SC" svg:font-family="'Noto Serif CJK SC'" style:font-family-generic="system" style:font-pitch="variable"/>
    <style:font-face style:name="Times newroman" svg:font-family="'Times newroman'" style:font-family-generic="roman"/>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2ccde3" officeooo:paragraph-rsid="002ccde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ndidate Name: Blake Horwill<text:tab/>Candidate Number: 190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08:14:43.951826526</meta:creation-date>
    <dc:date>2023-03-24T22:49:22.335679606</dc:date>
    <meta:editing-duration>PT1H7M15S</meta:editing-duration>
    <meta:editing-cycles>7</meta:editing-cycles>
    <meta:generator>LibreOffice/7.3.7.2$Linux_X86_64 LibreOffice_project/30$Build-2</meta:generator>
    <meta:document-statistic meta:table-count="0" meta:image-count="0" meta:object-count="0" meta:page-count="7" meta:paragraph-count="91" meta:word-count="1840" meta:character-count="10884" meta:non-whitespace-character-count="9090"/>
  </office:meta>
</office:document-meta>
</file>